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6.8cm" style:rel-column-width="26212*"/>
    </style:style>
    <style:style style:name="Tabelle1.B" style:family="table-column">
      <style:table-column-properties style:column-width="5.101cm" style:rel-column-width="19664*"/>
    </style:style>
    <style:style style:name="Tabelle1.C" style:family="table-column">
      <style:table-column-properties style:column-width="5.099cm" style:rel-column-width="19659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6.8cm" style:rel-column-width="26212*"/>
    </style:style>
    <style:style style:name="Tabelle2.B" style:family="table-column">
      <style:table-column-properties style:column-width="5.101cm" style:rel-column-width="19664*"/>
    </style:style>
    <style:style style:name="Tabelle2.C" style:family="table-column">
      <style:table-column-properties style:column-width="5.099cm" style:rel-column-width="19659*"/>
    </style:style>
    <style:style style:name="Tabelle2.A1" style:family="table-cell">
      <style:table-cell-properties fo:padding="0.097cm" fo:border="none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5.667cm" style:rel-column-width="21845*"/>
    </style:style>
    <style:style style:name="Tabelle3.A1" style:family="table-cell">
      <style:table-cell-properties fo:padding="0.097cm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 style:master-page-name="">
      <style:paragraph-properties style:page-number="auto" fo:padding="0cm" fo:border-left="none" fo:border-right="none" fo:border-top="none" fo:border-bottom="0.06pt solid #000000" style:shadow="none"/>
      <style:text-properties fo:font-variant="small-caps" style:font-name="Arial" fo:font-weight="bold" style:font-weight-asian="bold" style:font-weight-complex="bold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style:text-properties style:font-name="Arial" text:display="none"/>
    </style:style>
    <style:style style:name="P8" style:family="paragraph" style:parent-style-name="Table_20_Contents">
      <style:text-properties style:font-name="Arial" fo:font-weight="bold" style:font-weight-asian="bold" style:font-weight-complex="bold"/>
    </style:style>
    <style:style style:name="P9" style:family="paragraph">
      <style:paragraph-properties style:text-autospace="none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cm" fo:border="none" style:shadow="none">
        <style:background-image/>
      </style:graphic-properties>
    </style:style>
  </office:automatic-styles>
  <office:body>
    <office:text>
      <text:tracked-changes text:track-changes="false">
        <text:changed-region xml:id="ct117024736" text:id="ct117024736">
          <text:insertion>
            <office:change-info>
              <dc:creator>Luc Saffre</dc:creator>
              <dc:date>2011-11-18T08:20:00</dc:date>
            </office:change-info>
          </text:insertion>
        </text:changed-region>
        <text:changed-region xml:id="ct116490800" text:id="ct116490800">
          <text:insertion>
            <office:change-info>
              <dc:creator>Luc Saffre</dc:creator>
              <dc:date>2011-11-18T08:17:00</dc:date>
            </office:change-info>
          </text:insertion>
        </text:changed-region>
        <text:changed-region xml:id="ct112351360" text:id="ct112351360">
          <text:insertion>
            <office:change-info>
              <dc:creator>Luc Saffre</dc:creator>
              <dc:date>2011-06-15T20:54:00</dc:date>
            </office:change-info>
          </text:insertion>
        </text:changed-region>
        <text:changed-region xml:id="ct114091392" text:id="ct114091392">
          <text:insertion>
            <office:change-info>
              <dc:creator>Luc Saffre</dc:creator>
              <dc:date>2011-06-15T20:56:00</dc:date>
            </office:change-info>
          </text:insertion>
        </text:changed-region>
        <text:changed-region xml:id="ct116824976" text:id="ct116824976">
          <text:insertion>
            <office:change-info>
              <dc:creator>Luc Saffre</dc:creator>
              <dc:date>2011-06-15T20:56:00</dc:date>
            </office:change-info>
          </text:insertion>
        </text:changed-region>
        <text:changed-region xml:id="ct114075008" text:id="ct114075008">
          <text:insertion>
            <office:change-info>
              <dc:creator>Luc Saffre</dc:creator>
              <dc:date>2011-06-15T20:56:00</dc:date>
            </office:change-info>
          </text:insertion>
        </text:changed-region>
        <text:changed-region xml:id="ct112422528" text:id="ct112422528">
          <text:insertion>
            <office:change-info>
              <dc:creator>Luc Saffre</dc:creator>
              <dc:date>2011-06-23T08:20:00</dc:date>
            </office:change-info>
          </text:insertion>
        </text:changed-region>
        <text:changed-region xml:id="ct115719432" text:id="ct115719432">
          <text:insertion>
            <office:change-info>
              <dc:creator>Luc Saffre</dc:creator>
              <dc:date>2011-11-18T08:20:00</dc:date>
            </office:change-info>
          </text:insertion>
        </text:changed-region>
        <text:changed-region xml:id="ct113130304" text:id="ct113130304">
          <text:insertion>
            <office:change-info>
              <dc:creator>Luc Saffre</dc:creator>
              <dc:date>2011-11-18T08:20:00</dc:date>
            </office:change-info>
          </text:insertion>
        </text:changed-region>
        <text:changed-region xml:id="ct116952424" text:id="ct116952424">
          <text:insertion>
            <office:change-info>
              <dc:creator>Luc Saffre</dc:creator>
              <dc:date>2011-11-18T08:20:00</dc:date>
            </office:change-info>
          </text:insertion>
        </text:changed-region>
        <text:changed-region xml:id="ct112461920" text:id="ct112461920">
          <text:insertion>
            <office:change-info>
              <dc:creator>Luc Saffre</dc:creator>
              <dc:date>2011-06-15T20:56:00</dc:date>
            </office:change-info>
          </text:insertion>
        </text:changed-region>
        <text:changed-region xml:id="ct116980488" text:id="ct116980488">
          <text:insertion>
            <office:change-info>
              <dc:creator>Luc Saffre</dc:creator>
              <dc:date>2011-06-15T20:57:00</dc:date>
            </office:change-info>
          </text:insertion>
        </text:changed-region>
        <text:changed-region xml:id="ct115344704" text:id="ct115344704">
          <text:insertion>
            <office:change-info>
              <dc:creator>Luc Saffre</dc:creator>
              <dc:date>2011-06-15T20:57:00</dc:date>
            </office:change-info>
          </text:insertion>
        </text:changed-region>
        <text:changed-region xml:id="ct116159032" text:id="ct116159032">
          <text:insertion>
            <office:change-info>
              <dc:creator>Luc Saffre</dc:creator>
              <dc:date>2011-11-18T08:35:00</dc:date>
            </office:change-info>
          </text:insertion>
        </text:changed-region>
        <text:changed-region xml:id="ct114084136" text:id="ct114084136">
          <text:insertion>
            <office:change-info>
              <dc:creator>Luc Saffre</dc:creator>
              <dc:date>2011-11-18T08:35:00</dc:date>
            </office:change-info>
          </text:insertion>
        </text:changed-region>
        <text:changed-region xml:id="ct116580800" text:id="ct116580800">
          <text:insertion>
            <office:change-info>
              <dc:creator>Luc Saffre</dc:creator>
              <dc:date>2011-11-18T08:35:00</dc:date>
            </office:change-info>
          </text:insertion>
        </text:changed-region>
        <text:changed-region xml:id="ct112627848" text:id="ct112627848">
          <text:insertion>
            <office:change-info>
              <dc:creator>Luc Saffre</dc:creator>
              <dc:date>2011-06-15T21:02:00</dc:date>
            </office:change-info>
          </text:insertion>
        </text:changed-region>
        <text:changed-region xml:id="ct114062792" text:id="ct114062792">
          <text:insertion>
            <office:change-info>
              <dc:creator>Luc Saffre</dc:creator>
              <dc:date>2011-06-15T21:03:00</dc:date>
            </office:change-info>
          </text:insertion>
        </text:changed-region>
        <text:changed-region xml:id="ct114251840" text:id="ct114251840">
          <text:insertion>
            <office:change-info>
              <dc:creator>Luc Saffre</dc:creator>
              <dc:date>2011-06-15T21:04:00</dc:date>
            </office:change-info>
          </text:insertion>
        </text:changed-region>
        <text:changed-region xml:id="ct114075984" text:id="ct114075984">
          <text:insertion>
            <office:change-info>
              <dc:creator>Gerd Xhonneux</dc:creator>
              <dc:date>2011-01-11T08:51:00</dc:date>
            </office:change-info>
          </text:insertion>
        </text:changed-region>
        <text:changed-region xml:id="ct112259024" text:id="ct112259024">
          <text:insertion>
            <office:change-info>
              <dc:creator>Gerd Xhonneux</dc:creator>
              <dc:date>2011-01-11T08:51:00</dc:date>
            </office:change-info>
          </text:insertion>
        </text:changed-region>
        <text:changed-region xml:id="ct116846992" text:id="ct116846992">
          <text:insertion>
            <office:change-info>
              <dc:creator>Gerd Xhonneux</dc:creator>
              <dc:date>2011-01-11T08:52:00</dc:date>
            </office:change-info>
          </text:insertion>
        </text:changed-region>
        <text:changed-region xml:id="ct115164288" text:id="ct115164288">
          <text:insertion>
            <office:change-info>
              <dc:creator>Gerd Xhonneux</dc:creator>
              <dc:date>2011-01-11T08:52:00</dc:date>
            </office:change-info>
          </text:insertion>
        </text:changed-region>
        <text:changed-region xml:id="ct116585928" text:id="ct116585928">
          <text:insertion>
            <office:change-info>
              <dc:creator>Luc Saffre</dc:creator>
              <dc:date>2011-06-15T21:06:00</dc:date>
            </office:change-info>
          </text:insertion>
        </text:changed-region>
        <text:changed-region xml:id="ct115707680" text:id="ct115707680">
          <text:insertion>
            <office:change-info>
              <dc:creator>Luc Saffre</dc:creator>
              <dc:date>2011-06-15T21:06:00</dc:date>
            </office:change-info>
          </text:insertion>
        </text:changed-region>
        <text:changed-region xml:id="ct114063992" text:id="ct114063992">
          <text:insertion>
            <office:change-info>
              <dc:creator>Gerd Xhonneux</dc:creator>
              <dc:date>2011-01-11T08:52:00</dc:date>
            </office:change-info>
          </text:insertion>
        </text:changed-region>
        <text:changed-region xml:id="ct116420928" text:id="ct116420928">
          <text:insertion>
            <office:change-info>
              <dc:creator>Gerd Xhonneux</dc:creator>
              <dc:date>2011-01-11T08:52:00</dc:date>
            </office:change-info>
          </text:insertion>
        </text:changed-region>
        <text:changed-region xml:id="ct115952848" text:id="ct115952848">
          <text:insertion>
            <office:change-info>
              <dc:creator>Gerd Xhonneux</dc:creator>
              <dc:date>2011-01-11T08:53:00</dc:date>
            </office:change-info>
          </text:insertion>
        </text:changed-region>
        <text:changed-region xml:id="ct113788392" text:id="ct113788392">
          <text:insertion>
            <office:change-info>
              <dc:creator>Gerd Xhonneux</dc:creator>
              <dc:date>2011-01-11T08:57:00</dc:date>
            </office:change-info>
          </text:insertion>
        </text:changed-region>
        <text:changed-region xml:id="ct116981088" text:id="ct116981088">
          <text:insertion>
            <office:change-info>
              <dc:creator>Luc Saffre</dc:creator>
              <dc:date>2011-06-22T18:24:00</dc:date>
            </office:change-info>
          </text:insertion>
        </text:changed-region>
        <text:changed-region xml:id="ct116980888" text:id="ct116980888">
          <text:insertion>
            <office:change-info>
              <dc:creator>Gerd Xhonneux</dc:creator>
              <dc:date>2011-02-18T09:34:00</dc:date>
            </office:change-info>
          </text:insertion>
        </text:changed-region>
        <text:changed-region xml:id="ct115925864" text:id="ct115925864">
          <text:insertion>
            <office:change-info>
              <dc:creator>Gerd Xhonneux</dc:creator>
              <dc:date>2011-02-18T09:35:00</dc:date>
            </office:change-info>
          </text:insertion>
        </text:changed-region>
        <text:changed-region xml:id="ct115750480" text:id="ct115750480">
          <text:insertion>
            <office:change-info>
              <dc:creator>Luc Saffre</dc:creator>
              <dc:date>2011-11-18T08:44:00</dc:date>
            </office:change-info>
          </text:insertion>
        </text:changed-region>
        <text:changed-region xml:id="ct116980688" text:id="ct116980688">
          <text:insertion>
            <office:change-info>
              <dc:creator>Luc Saffre</dc:creator>
              <dc:date>2011-11-29T16:45:00</dc:date>
            </office:change-info>
          </text:insertion>
        </text:changed-region>
        <text:changed-region xml:id="ct113193552" text:id="ct113193552">
          <text:insertion>
            <office:change-info>
              <dc:creator>Luc Saffre</dc:creator>
              <dc:date>2011-11-18T08:4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change-start text:change-id="ct117024736"/>self.type<text:change-end text:change-id="ct117024736"/></text:p>
      <text:p text:style-name="P1"/>
      <text:p text:style-name="P1"/>
      <text:p text:style-name="P1"/>
      <text:p text:style-name="P5">Personalien</text:p>
      <text:p text:style-name="P3"><draw:frame draw:style-name="fr1" draw:name="Rahmen1" text:anchor-type="char" svg:x="13.42cm" svg:y="0.03cm" svg:width="3.6cm" svg:height="4.711cm" draw:z-index="0"><draw:text-box><text:p text:style-name="P4"><office:annotation><dc:creator>Gerd Xhonneux</dc:creator><dc:date>2011-01-07T09:07:35.46</dc:date><text:p text:style-name="P9"><text:span text:style-name="T2">do text </text:span></text:p><text:p text:style-name="P9"><text:span text:style-name="T2">from document(at=self.person.get_image_path(),anchor="as-char")</text:span></text:p></office:annotation></text:p></draw:text-box></draw:frame></text:p>
      <text:p text:style-name="P1"><text:change-start text:change-id="ct116490800"/>self.person.get_full_name(nominative=True)<text:change-end text:change-id="ct116490800"/> </text:p>
      <text:p text:style-name="P1"><text:change-start text:change-id="ct112351360"/>self.person.street<text:change-end text:change-id="ct112351360"/> <text:change-start text:change-id="ct114091392"/>self.person.street_no<text:change-end text:change-id="ct114091392"/> <text:change-start text:change-id="ct116824976"/>self.person.street_box<text:change-end text:change-id="ct116824976"/> </text:p>
      <text:p text:style-name="P1"><text:change-start text:change-id="ct114075008"/>self.person.zip_code<text:change-end text:change-id="ct114075008"/> <text:change-start text:change-id="ct112422528"/>self.person.city<text:change-end text:change-id="ct112422528"/> </text:p>
      <text:p text:style-name="P1"/>
      <text:p text:style-name="P1"><office:annotation><dc:creator>Luc Saffre</dc:creator><dc:date>2011-11-18T09:25:52.46</dc:date><text:p text:style-name="P10"><text:span text:style-name="T3">do text if self.person.phone</text:span></text:p></office:annotation>Telefon: <text:change-start text:change-id="ct115719432"/>self.person.phone<text:change-end text:change-id="ct115719432"/></text:p>
      <text:p text:style-name="P1"><office:annotation><dc:creator>Luc Saffre</dc:creator><dc:date>2011-11-18T09:26:11.46</dc:date><text:p text:style-name="P10"><text:span text:style-name="T2">do text if self.person.gsm</text:span></text:p></office:annotation>Handy: <text:change-start text:change-id="ct113130304"/>self.person.gsm<text:change-end text:change-id="ct113130304"/></text:p>
      <text:p text:style-name="P1">E-<office:annotation><dc:creator>Luc Saffre</dc:creator><dc:date>2011-11-18T09:26:21.46</dc:date><text:p text:style-name="P10"><text:span text:style-name="T2">do text if self.person.email</text:span></text:p></office:annotation>Mail: <text:change-start text:change-id="ct116952424"/>self.person.email<text:change-end text:change-id="ct116952424"/></text:p>
      <text:p text:style-name="P1"/>
      <text:p text:style-name="P1">Geboren am <text:change-start text:change-id="ct112461920"/>dtos(self.person.birth_date)<text:change-end text:change-id="ct112461920"/> in <text:change-start text:change-id="ct116980488"/>self.person.birth_place<text:change-end text:change-id="ct116980488"/> (<text:change-start text:change-id="ct115344704"/>self.person.birth_country<text:change-end text:change-id="ct115344704"/>)</text:p>
      <text:p text:style-name="P1"/>
      <text:p text:style-name="P1"><text:change-start text:change-id="ct116159032"/>pp.property<text:change-end text:change-id="ct116159032"/> :<office:annotation><dc:creator>Luc Saffre</dc:creator><dc:date>2011-11-18T08:33:09.48</dc:date><text:p text:style-name="P10"><text:span text:style-name="T3">do text for pp in list(self.person.properties_list(6,24,25))</text:span></text:p><text:p text:style-name="P10"><text:span text:style-name="T3"/></text:p></office:annotation><text:change-start text:change-id="ct114084136"/> pp<text:change-end text:change-id="ct114084136"/> <text:change-start text:change-id="ct116580800"/>iif(pp.remark,pp.remark ,"")<text:change-end text:change-id="ct116580800"/></text:p>
      <text:p text:style-name="P1"/>
      <text:p text:style-name="P5">Schulischer Werdegang und Berufliche Ausbildung</text:p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7">Von</text:p>
          </table:table-cell>
          <table:table-cell table:style-name="Tabelle1.A1" office:value-type="string">
            <text:p text:style-name="P7">Was</text:p>
          </table:table-cell>
          <table:table-cell table:style-name="Tabelle1.A1" office:value-type="string">
            <text:p text:style-name="P7">Wo</text:p>
          </table:table-cell>
        </table:table-row>
        <table:table-row>
          <table:table-cell table:style-name="Tabelle1.A1" office:value-type="string">
            <text:p text:style-name="P6"><text:change-start text:change-id="ct112627848"/>dtomy(row.started)<text:change-end text:change-id="ct112627848"/> - <text:change-start text:change-id="ct114062792"/>dtomy(row.stopped)<text:change-end text:change-id="ct114062792"/><text:change-start text:change-id="ct114251840"/><office:annotation><dc:creator>Luc Saffre</dc:creator><dc:date>2011-06-15T21:04:10.48</dc:date><text:p><text:span text:style-name="T3">do row for row in self.person.study_set.reverse()</text:span></text:p></office:annotation><text:change-end text:change-id="ct114251840"/></text:p>
          </table:table-cell>
          <table:table-cell table:style-name="Tabelle1.A1" office:value-type="string">
            <text:p text:style-name="P6"><text:change-start text:change-id="ct114075984"/>row.type<text:change-end text:change-id="ct114075984"/> <text:change-start text:change-id="ct112259024"/>row.content<text:change-end text:change-id="ct112259024"/> </text:p>
          </table:table-cell>
          <table:table-cell table:style-name="Tabelle1.A1" office:value-type="string">
            <text:p text:style-name="P6"><text:change-start text:change-id="ct116846992"/>row.school<text:change-end text:change-id="ct116846992"/> <text:change-start text:change-id="ct115164288"/>row.city<text:change-end text:change-id="ct115164288"/> </text:p>
          </table:table-cell>
        </table:table-row>
      </table:table>
      <text:p text:style-name="P1"/>
      <text:p text:style-name="P1"/>
      <text:p text:style-name="P5">Berufliche Erfahrungen</text:p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7">Von</text:p>
          </table:table-cell>
          <table:table-cell table:style-name="Tabelle2.A1" office:value-type="string">
            <text:p text:style-name="P7">Wo</text:p>
          </table:table-cell>
          <table:table-cell table:style-name="Tabelle2.A1" office:value-type="string">
            <text:p text:style-name="P7">Was</text:p>
          </table:table-cell>
        </table:table-row>
        <table:table-row>
          <table:table-cell table:style-name="Tabelle2.A1" office:value-type="string">
            <text:p text:style-name="P6"><text:change-start text:change-id="ct116585928"/>dtomy(row.started)<text:change-end text:change-id="ct116585928"/> - <text:change-start text:change-id="ct115707680"/>dtomy(row.stopped)<text:change-end text:change-id="ct115707680"/></text:p>
          </table:table-cell>
          <table:table-cell table:style-name="Tabelle2.A1" office:value-type="string">
            <text:p text:style-name="P6"><text:change-start text:change-id="ct114063992"/>row.company<text:change-end text:change-id="ct114063992"/> <text:change-start text:change-id="ct116420928"/>row.country<text:change-end text:change-id="ct116420928"/> </text:p>
          </table:table-cell>
          <table:table-cell table:style-name="Tabelle2.A1" office:value-type="string">
            <text:p text:style-name="P6"><text:change-start text:change-id="ct115952848"/>row.title<text:change-end text:change-id="ct115952848"/> <office:annotation><dc:creator>Luc Saffre</dc:creator><dc:date>2011-06-15T21:28:05.48</dc:date><text:p text:style-name="P10"><text:span text:style-name="T2">do row for row in self.person.experience_set.reverse()</text:span></text:p></office:annotation></text:p>
          </table:table-cell>
        </table:table-row>
      </table:table>
      <text:p text:style-name="P1"/>
      <text:p text:style-name="P1"/>
      <text:p text:style-name="P5">Sprachkenntnisse</text:p>
      <text:p text:style-name="P1"/>
      <table:table table:name="Tabelle3" table:style-name="Tabelle3">
        <table:table-column table:style-name="Tabelle3.A" table:number-columns-repeated="3"/>
        <table:table-row>
          <table:table-cell table:style-name="Tabelle3.A1" office:value-type="string">
            <text:p text:style-name="P8"/>
          </table:table-cell>
          <table:table-cell table:style-name="Tabelle3.A1" office:value-type="string">
            <text:p text:style-name="P8">Wort</text:p>
          </table:table-cell>
          <table:table-cell table:style-name="Tabelle3.A1" office:value-type="string">
            <text:p text:style-name="P8">Schrift</text:p>
          </table:table-cell>
        </table:table-row>
        <table:table-row>
          <table:table-cell table:style-name="Tabelle3.A1" office:value-type="string">
            <text:p text:style-name="P8"><text:change-start text:change-id="ct113788392"/>row.language<text:change-end text:change-id="ct113788392"/> <text:change-start text:change-id="ct116981088"/><text:span text:style-name="T1">iif(row.native," (Muttersprache)","")</text:span><text:change-end text:change-id="ct116981088"/></text:p>
          </table:table-cell>
          <table:table-cell table:style-name="Tabelle3.A1" office:value-type="string">
            <text:p text:style-name="P6"><text:change-start text:change-id="ct116980888"/>row.spoken<text:change-end text:change-id="ct116980888"/></text:p>
          </table:table-cell>
          <table:table-cell table:style-name="Tabelle3.A1" office:value-type="string">
            <text:p text:style-name="P6"><text:change-start text:change-id="ct115925864"/>row.written<text:change-end text:change-id="ct115925864"/> <office:annotation><dc:creator>Luc Saffre</dc:creator><dc:date>2011-06-22T18:13:21.50</dc:date><text:p text:style-name="P10"><text:span text:style-name="T2">do row for row in self.person.languageknowledge_set.all()</text:span></text:p></office:annotation></text:p>
          </table:table-cell>
        </table:table-row>
      </table:table>
      <text:p text:style-name="P1"/>
      <text:p text:style-name="P1"/>
      <text:p text:style-name="P5">Sonstiges</text:p>
      <text:p text:style-name="P1"/>
      <text:p text:style-name="P1"><text:change-start text:change-id="ct115750480"/>pp.property<text:change-end text:change-id="ct115750480"/> :<office:annotation><dc:creator>Luc Saffre</dc:creator><dc:date>2011-11-18T08:33:09.50</dc:date><text:p text:style-name="P10"><text:span text:style-name="T3">do text for pp in list(self.person.properties_list(68,35))</text:span></text:p><text:p text:style-name="P10"><text:span text:style-name="T3"/></text:p></office:annotation> <text:change-start text:change-id="ct116980688"/>pp<text:change-end text:change-id="ct116980688"/> <text:change-start text:change-id="ct113193552"/>iif(pp.remark,"("+pp.remark+")" ,"")<text:change-end text:change-id="ct113193552"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d Xhonneux</meta:initial-creator>
    <meta:creation-date>2011-01-06T11:20:55.84</meta:creation-date>
    <dc:date>2011-11-29T17:20:06.62</dc:date>
    <dc:creator>Luc Saffre</dc:creator>
    <meta:editing-duration>PT8H59M6S</meta:editing-duration>
    <meta:editing-cycles>72</meta:editing-cycles>
    <meta:generator>LibreOffice/3.4$Win32 LibreOffice_project/340m1$Build-402</meta:generator>
    <meta:document-statistic meta:table-count="3" meta:image-count="0" meta:object-count="0" meta:page-count="1" meta:paragraph-count="27" meta:word-count="69" meta:character-count="769" meta:non-whitespace-character-count="728"/>
  </office:meta>
</office:document-meta>
</file>